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7c28" officeooo:paragraph-rsid="00037c28"/>
    </style:style>
    <style:style style:name="P2" style:family="paragraph" style:parent-style-name="Standard">
      <style:text-properties officeooo:rsid="00052906" officeooo:paragraph-rsid="00052906"/>
    </style:style>
    <style:style style:name="P3" style:family="paragraph" style:parent-style-name="Standard">
      <style:text-properties officeooo:rsid="00060f3a" officeooo:paragraph-rsid="00060f3a"/>
    </style:style>
    <style:style style:name="T1" style:family="text">
      <style:text-properties officeooo:rsid="00049193"/>
    </style:style>
    <style:style style:name="T2" style:family="text">
      <style:text-properties officeooo:rsid="00060f3a"/>
    </style:style>
    <style:style style:name="T3" style:family="text">
      <style:text-properties officeooo:rsid="000753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 </text:p>
      <text:p text:style-name="P1">Pilares de poo: Encapsulamento, herança e polimorfismo (EHP).</text:p>
      <text:p text:style-name="P1"/>
      <text:p text:style-name="P1">1- Encapsulamento: <text:span text:style-name="T1">Encapsular é ocultar partes independentes da implementação, permitindo construir partes invisíveis ao mundo exterior.</text:span></text:p>
      <text:p text:style-name="P1"/>
      <text:p text:style-name="P2">Todo objeto encapsulado possui uma interface.</text:p>
      <text:p text:style-name="P2"/>
      <text:p text:style-name="P2">Interface: Lista de serviços fornecidos por um componente. É o contato com o mundo exterior, que define o que pode ser feito com um objeto <text:s/>dessa classe.</text:p>
      <text:p text:style-name="P2"/>
      <text:p text:style-name="P2"><text:s text:c="2"/>*** <text:span text:style-name="T2">Encapsular não é obrigatória mas é uma boa prática para produzir Classes mais eficientes.</text:span></text:p>
      <text:p text:style-name="P2"/>
      <text:p text:style-name="P3">Vantagens de encapsular:</text:p>
      <text:p text:style-name="P3"/>
      <text:p text:style-name="P3">1 - Tornar mudanças invisíveis;</text:p>
      <text:p text:style-name="P3">2 - <text:s/>Facilitar reutilização de código;</text:p>
      <text:p text:style-name="P3">3 - <text:s/>Reduzir efeitos colaterais.</text:p>
      <text:p text:style-name="P3"/>
      <text:p text:style-name="P3">***<text:span text:style-name="T3">Quando encapsular, colocar os atributos priv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20:48:09.796366542</meta:creation-date>
    <dc:date>2022-01-18T22:15:54.243611465</dc:date>
    <meta:editing-duration>PT16M33S</meta:editing-duration>
    <meta:editing-cycles>1</meta:editing-cycles>
    <meta:generator>LibreOffice/7.2.4.1$Linux_X86_64 LibreOffice_project/20$Build-1</meta:generator>
    <meta:document-statistic meta:table-count="0" meta:image-count="0" meta:object-count="0" meta:page-count="1" meta:paragraph-count="11" meta:word-count="98" meta:character-count="671" meta:non-whitespace-character-count="578"/>
  </office:meta>
</office:document-meta>
</file>